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officeooo:paragraph-rsid="0010772a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>
      <style:paragraph-properties fo:text-align="center" style:justify-single-word="false"/>
      <style:text-properties style:text-underline-style="none" fo:font-weight="bold" officeooo:rsid="000b4015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underline-style="none" fo:font-weight="bold" officeooo:rsid="000cee17" officeooo:paragraph-rsid="000cee17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underline-style="none" fo:font-weight="bold" officeooo:rsid="0010772a" officeooo:paragraph-rsid="0010772a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underline-style="none" fo:font-weight="bold" officeooo:rsid="001831f9" officeooo:paragraph-rsid="001831f9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text-underline-style="none" fo:font-weight="bold" officeooo:rsid="001cc80b" officeooo:paragraph-rsid="001cc80b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fo:text-align="center"/>
      <style:text-properties fo:font-size="12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V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language="es" fo:country="VE"/>
    </style:style>
    <style:style style:name="T4" style:family="text">
      <style:text-properties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fill="solid" draw:fill-color="#ffffff" draw:textarea-horizontal-align="center" draw:textarea-vertical-align="middle" style:run-through="foreground"/>
    </style:style>
    <style:style style:name="gr3" style:family="graphic">
      <style:graphic-properties draw:stroke="none" svg:stroke-color="#000000" draw:fill="none" draw:fill-color="#ffffff" fo:min-height="0.635cm" style:run-through="foreground"/>
    </style:style>
    <style:style style:name="gr4" style:family="graphic">
      <style:graphic-properties draw:fill="solid" draw:fill-color="#ffffff" draw:textarea-horizontal-align="center" draw:textarea-vertical-align="middle" style:run-through="foreground"/>
    </style:style>
    <style:style style:name="gr5" style:family="graphic">
      <style:graphic-properties style:run-through="foreground"/>
    </style:style>
    <style:style style:name="gr6" style:family="graphic">
      <style:graphic-properties svg:stroke-color="#000000" draw:fill="solid" draw:fill-color="#cccccc" draw:textarea-horizontal-align="justify" draw:textarea-vertical-align="middle" draw:auto-grow-height="false" fo:min-height="0.732cm" fo:min-width="0.732cm" style:run-through="foreground"/>
    </style:style>
    <style:style style:name="gr7" style:family="graphic">
      <style:graphic-properties draw:textarea-horizontal-align="center" draw:textarea-vertical-align="middle" style:run-through="foreground"/>
    </style:style>
    <style:style style:name="gr8" style:family="graphic">
      <style:graphic-properties draw:stroke="none" svg:stroke-color="#000000" draw:fill="none" draw:fill-color="#ffffff" fo:min-height="0.609cm" style:run-through="foreground"/>
    </style:style>
    <style:style style:name="gr9" style:family="graphic">
      <style:graphic-properties draw:stroke="none" svg:stroke-color="#000000" draw:fill="none" draw:fill-color="#ffffff" fo:min-height="0.975cm" style:run-through="foreground"/>
    </style:style>
    <style:style style:name="gr10" style:family="graphic">
      <style:graphic-properties draw:stroke="dash" draw:stroke-dash="Fine_20_Dashed" draw:marker-start="" draw:marker-end="Short_20_line_20_Arrow" draw:textarea-horizontal-align="center" draw:textarea-vertical-align="middle" style:run-through="foreground"/>
    </style:style>
    <style:style style:name="gr11" style:family="graphic">
      <style:graphic-properties draw:stroke="dash" draw:stroke-dash="Fine_20_Dashed" draw:marker-start="Short_20_line_20_Arrow" draw:marker-end="" draw:textarea-horizontal-align="center" draw:textarea-vertical-align="middle" style:run-through="foreground"/>
    </style:style>
    <style:style style:name="gr12" style:family="graphic">
      <style:graphic-properties draw:stroke="dash" draw:stroke-dash="Fine_20_Dashed" draw:marker-start="Short_20_line_20_Arrow" draw:textarea-horizontal-align="center" draw:textarea-vertical-align="middle" style:run-through="foreground"/>
    </style:style>
    <style:style style:name="gr13" style:family="graphic">
      <style:graphic-properties draw:stroke="solid" draw:stroke-dash="Fine_20_Dashed" draw:textarea-horizontal-align="center" draw:textarea-vertical-align="middl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iagrama de Casos de Uso Estudiante.</text:p>
      <text:p text:style-name="P1"/>
      <text:p text:style-name="P1"/>
      <text:p text:style-name="P1"/>
      <text:p text:style-name="P1"/>
      <text:p text:style-name="P1"/>
      <text:p text:style-name="P1"/>
      <text:p text:style-name="P1"><draw:g text:anchor-type="paragraph" draw:z-index="0" draw:style-name="gr1"><draw:rect draw:style-name="gr2" draw:text-style-name="P9" svg:width="11.96cm" svg:height="11.41cm" svg:x="9.398cm" svg:y="0.166cm"><text:p/></draw:rect><draw:frame draw:style-name="gr3" svg:width="1.641cm" svg:height="0.636cm" svg:x="19.346cm" svg:y="0.436cm"><draw:text-box><text:p>SISDBE</text:p></draw:text-box></draw:frame><draw:ellipse draw:style-name="gr4" draw:text-style-name="P9" svg:width="5.425cm" svg:height="1.022cm" svg:x="13.975cm" svg:y="5.225cm"><text:p text:style-name="P9">Consultar Datos Personales</text:p></draw:ellipse><draw:ellipse draw:style-name="gr4" draw:text-style-name="P9" svg:width="4.948cm" svg:height="1.027cm" svg:x="13.414cm" svg:y="7.712cm"><text:p text:style-name="P9">Ingresar petición de beca</text:p></draw:ellipse><draw:ellipse draw:style-name="gr4" draw:text-style-name="P9" svg:width="5.345cm" svg:height="1.054cm" svg:x="13.684cm" svg:y="6.468cm"><text:p text:style-name="P10"><text:span text:style-name="T1">Modificar</text:span> Datos Personales</text:p></draw:ellipse><draw:ellipse draw:style-name="gr4" draw:text-style-name="P9" svg:width="5.583cm" svg:height="0.927cm" svg:x="10.297cm" svg:y="10.035cm"><text:p text:style-name="P10"><text:span text:style-name="T2">Consultar Estatus de Beca</text:span></text:p></draw:ellipse><draw:ellipse draw:style-name="gr4" draw:text-style-name="P9" svg:width="4.948cm" svg:height="1.011cm" svg:x="12.356cm" svg:y="8.897cm"><text:p text:style-name="P9"><text:span text:style-name="T3">Consultar</text:span> <text:span text:style-name="T3">pagos</text:span> de <text:span text:style-name="T3">beca</text:span></text:p></draw:ellipse><draw:g draw:style-name="gr5"><draw:g draw:style-name="gr5"><draw:custom-shape draw:style-name="gr6" draw:text-style-name="P9" svg:width="1.033cm" svg:height="1.033cm" svg:x="7.202cm" svg:y="3.2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9" svg:x1="7.731cm" svg:y1="4.299cm" svg:x2="7.731cm" svg:y2="6.072cm"><text:p/></draw:line><draw:line draw:style-name="gr7" draw:text-style-name="P9" svg:x1="7.731cm" svg:y1="4.459cm" svg:x2="6.937cm" svg:y2="5.041cm"><text:p/></draw:line><draw:line draw:style-name="gr7" draw:text-style-name="P9" svg:x1="7.731cm" svg:y1="6.073cm" svg:x2="6.911cm" svg:y2="6.602cm"><text:p/></draw:line><draw:line draw:style-name="gr7" draw:text-style-name="P9" svg:x1="7.731cm" svg:y1="4.459cm" svg:x2="8.392cm" svg:y2="5.094cm"><text:p/></draw:line><draw:line draw:style-name="gr7" draw:text-style-name="P9" svg:x1="7.731cm" svg:y1="6.073cm" svg:x2="8.366cm" svg:y2="6.708cm"><text:p/></draw:line></draw:g><draw:frame draw:style-name="gr3" draw:text-style-name="P9" svg:width="3.652cm" svg:height="0.636cm" svg:x="5.884cm" svg:y="6.828cm"><draw:text-box><text:p text:style-name="P9">Estudiante</text:p></draw:text-box></draw:frame></draw:g><draw:line draw:style-name="gr7" draw:text-style-name="P9" svg:x1="8.71cm" svg:y1="5.49cm" svg:x2="12.414cm" svg:y2="2.865cm"><text:p/></draw:line><draw:line draw:style-name="gr7" draw:text-style-name="P9" svg:x1="8.71cm" svg:y1="5.49cm" svg:x2="14.24cm" svg:y2="3.606cm"><text:p/></draw:line><draw:line draw:style-name="gr7" draw:text-style-name="P9" svg:x1="8.71cm" svg:y1="5.489cm" svg:x2="13.764cm" svg:y2="5.674cm"><text:p/></draw:line><draw:line draw:style-name="gr7" draw:text-style-name="P9" svg:x1="8.71cm" svg:y1="5.489cm" svg:x2="13.79cm" svg:y2="4.616cm"><text:p/></draw:line><draw:line draw:style-name="gr7" draw:text-style-name="P9" svg:x1="8.71cm" svg:y1="5.489cm" svg:x2="13.525cm" svg:y2="6.785cm"><text:p/></draw:line><draw:ellipse draw:style-name="gr4" draw:text-style-name="P9" svg:width="5.583cm" svg:height="0.927cm" svg:x="10.139cm" svg:y="1.013cm"><text:p text:style-name="P10"><text:span text:style-name="T2">Crear usuario</text:span></text:p></draw:ellipse><draw:ellipse draw:style-name="gr4" draw:text-style-name="P9" svg:width="5.583cm" svg:height="0.927cm" svg:x="13.975cm" svg:y="4.129cm"><text:p text:style-name="P10"><text:span text:style-name="T2">Registrar Datos Personales</text:span></text:p></draw:ellipse><draw:ellipse draw:style-name="gr4" draw:text-style-name="P9" svg:width="5.583cm" svg:height="0.927cm" svg:x="14.451cm" svg:y="2.997cm"><text:p text:style-name="P10"><text:span text:style-name="T2">Recuperar Contraseña</text:span></text:p></draw:ellipse><draw:line draw:style-name="gr7" draw:text-style-name="P9" svg:x1="8.71cm" svg:y1="5.489cm" svg:x2="13.414cm" svg:y2="8.003cm"><text:p/></draw:line><draw:line draw:style-name="gr7" draw:text-style-name="P9" svg:x1="8.71cm" svg:y1="5.489cm" svg:x2="12.356cm" svg:y2="9.14cm"><text:p/></draw:line><draw:line draw:style-name="gr7" draw:text-style-name="P9" svg:x1="8.71cm" svg:y1="5.489cm" svg:x2="10.959cm" svg:y2="10.035cm"><text:p/></draw:line><draw:ellipse draw:style-name="gr4" draw:text-style-name="P9" svg:width="5.583cm" svg:height="0.927cm" svg:x="12.123cm" svg:y="2.071cm"><text:p text:style-name="P10"><text:span text:style-name="T2">Modificar Contraseña</text:span></text:p></draw:ellipse><draw:line draw:style-name="gr7" draw:text-style-name="P9" svg:x1="10.668cm" svg:y1="1.939cm" svg:x2="8.71cm" svg:y2="5.49cm"><text:p/></draw:lin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Diagrama Casos de Uso Asistent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g text:anchor-type="paragraph" draw:z-index="1" draw:style-name="gr1"><draw:rect draw:style-name="gr2" draw:text-style-name="P9" svg:width="12.41cm" svg:height="14.442cm" svg:x="8.948cm" svg:y="0.189cm"><text:p/></draw:rect><draw:g draw:style-name="gr5"><draw:g draw:style-name="gr5"><draw:custom-shape draw:style-name="gr6" draw:text-style-name="P9" svg:width="1.033cm" svg:height="1.033cm" svg:x="5.429cm" svg:y="4.02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9" svg:x1="5.959cm" svg:y1="5.059cm" svg:x2="5.959cm" svg:y2="6.832cm"><text:p/></draw:line><draw:line draw:style-name="gr7" draw:text-style-name="P9" svg:x1="5.958cm" svg:y1="5.218cm" svg:x2="5.164cm" svg:y2="5.8cm"><text:p/></draw:line><draw:line draw:style-name="gr7" draw:text-style-name="P9" svg:x1="5.959cm" svg:y1="6.832cm" svg:x2="5.139cm" svg:y2="7.361cm"><text:p/></draw:line><draw:line draw:style-name="gr7" draw:text-style-name="P9" svg:x1="5.959cm" svg:y1="5.218cm" svg:x2="6.62cm" svg:y2="5.853cm"><text:p/></draw:line><draw:line draw:style-name="gr7" draw:text-style-name="P9" svg:x1="5.959cm" svg:y1="6.832cm" svg:x2="6.594cm" svg:y2="7.467cm"><text:p/></draw:line></draw:g><draw:frame draw:style-name="gr3" draw:text-style-name="P9" svg:width="3.652cm" svg:height="0.636cm" svg:x="4.159cm" svg:y="7.518cm"><draw:text-box><text:p text:style-name="P9">Asistente</text:p></draw:text-box></draw:frame></draw:g><draw:ellipse draw:style-name="gr4" draw:text-style-name="P9" svg:width="4.948cm" svg:height="0.879cm" svg:x="15.668cm" svg:y="5.793cm"><text:p text:style-name="P9">Listar becarios</text:p></draw:ellipse><draw:ellipse draw:style-name="gr4" draw:text-style-name="P9" svg:width="5.446cm" svg:height="1.006cm" svg:x="15.409cm" svg:y="4.528cm"><text:p text:style-name="P10"><text:span text:style-name="T2">Modificar Datos personales</text:span></text:p></draw:ellipse><draw:ellipse draw:style-name="gr4" draw:text-style-name="P11" svg:width="4.95cm" svg:height="1.008cm" svg:x="15.563cm" svg:y="6.883cm"><text:p text:style-name="P9"><text:span text:style-name="T4">Consultar Estatus Becario</text:span></text:p></draw:ellipse><draw:ellipse draw:style-name="gr4" draw:text-style-name="P9" svg:width="4.472cm" svg:height="0.779cm" svg:x="10.641cm" svg:y="1.3cm"><text:p text:style-name="P9">Crear Usuario</text:p></draw:ellipse><draw:ellipse draw:style-name="gr4" draw:text-style-name="P9" svg:width="4.948cm" svg:height="1.043cm" svg:x="14.631cm" svg:y="8.179cm"><text:p text:style-name="P9">Consultar pago de becario</text:p></draw:ellipse><draw:frame draw:style-name="gr8" svg:width="1.615cm" svg:height="0.609cm" svg:x="19.002cm" svg:y="0.401cm"><draw:text-box><text:p>SISDBE</text:p></draw:text-box></draw:frame><draw:ellipse draw:style-name="gr4" draw:text-style-name="P9" svg:width="6.086cm" svg:height="1.08cm" svg:x="13.208cm" svg:y="9.582cm"><text:p text:style-name="P9">Consultar asistencias de becario</text:p></draw:ellipse><draw:ellipse draw:style-name="gr4" draw:text-style-name="P9" svg:width="5.446cm" svg:height="1.006cm" svg:x="15.192cm" svg:y="3.295cm"><text:p text:style-name="P10"><text:span text:style-name="T2">Modificar Contraseña</text:span></text:p></draw:ellipse><draw:line draw:style-name="gr7" draw:text-style-name="P9" svg:x1="7.519cm" svg:y1="5.613cm" svg:x2="11.382cm" svg:y2="2.332cm"><text:p/></draw:line><draw:line draw:style-name="gr7" draw:text-style-name="P9" svg:x1="7.466cm" svg:y1="5.64cm" svg:x2="13.631cm" svg:y2="2.83cm"><text:p/></draw:line><draw:line draw:style-name="gr7" draw:text-style-name="P9" svg:x1="7.466cm" svg:y1="5.639cm" svg:x2="14.98cm" svg:y2="3.914cm"><text:p/></draw:line><draw:line draw:style-name="gr7" draw:text-style-name="P9" svg:x1="7.466cm" svg:y1="5.639cm" svg:x2="15.112cm" svg:y2="4.999cm"><text:p/></draw:line><draw:line draw:style-name="gr7" draw:text-style-name="P9" svg:x1="7.466cm" svg:y1="5.639cm" svg:x2="15.324cm" svg:y2="6.189cm"><text:p/></draw:line><draw:line draw:style-name="gr7" draw:text-style-name="P9" svg:x1="7.466cm" svg:y1="5.639cm" svg:x2="15.377cm" svg:y2="7.327cm"><text:p/></draw:line><draw:line draw:style-name="gr7" draw:text-style-name="P9" svg:x1="14.478cm" svg:y1="8.465cm" svg:x2="7.519cm" svg:y2="5.639cm"><text:p/></draw:line><draw:ellipse draw:style-name="gr4" draw:text-style-name="P9" svg:width="5.583cm" svg:height="0.927cm" svg:x="13.631cm" svg:y="2.078cm"><text:p text:style-name="P10"><text:span text:style-name="T2">Recuperar Contraseña</text:span></text:p></draw:ellipse><draw:line draw:style-name="gr7" draw:text-style-name="P9" svg:x1="13.208cm" svg:y1="9.761cm" svg:x2="7.519cm" svg:y2="5.639cm"><text:p/></draw:line><draw:ellipse draw:style-name="gr4" draw:text-style-name="P9" svg:width="6.086cm" svg:height="1.08cm" svg:x="11.62cm" svg:y="11.275cm"><text:p text:style-name="P9">Consultar pago de nomina</text:p></draw:ellipse><draw:line draw:style-name="gr7" draw:text-style-name="P9" svg:x1="11.805cm" svg:y1="11.275cm" svg:x2="7.519cm" svg:y2="5.639cm"><text:p/></draw:line><draw:ellipse draw:style-name="gr4" draw:text-style-name="P9" svg:width="6.086cm" svg:height="1.08cm" svg:x="9.9cm" svg:y="12.619cm"><text:p text:style-name="P9">Consultar inventario</text:p></draw:ellipse><draw:line draw:style-name="gr7" draw:text-style-name="P9" svg:x1="10.324cm" svg:y1="12.619cm" svg:x2="7.519cm" svg:y2="5.639cm"><text:p/></draw:lin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Diagrama de Casos de Uso Jefe de Departamento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g text:anchor-type="paragraph" draw:z-index="2" draw:style-name="gr1"><draw:g draw:style-name="gr5"><draw:g draw:style-name="gr5"><draw:custom-shape draw:style-name="gr6" draw:text-style-name="P9" svg:width="1.033cm" svg:height="1.033cm" svg:x="2.296cm" svg:y="0.3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9" svg:x1="2.824cm" svg:y1="1.39cm" svg:x2="2.824cm" svg:y2="3.163cm"><text:p/></draw:line><draw:line draw:style-name="gr7" draw:text-style-name="P9" svg:x1="2.824cm" svg:y1="1.551cm" svg:x2="2.03cm" svg:y2="2.133cm"><text:p/></draw:line><draw:line draw:style-name="gr7" draw:text-style-name="P9" svg:x1="2.824cm" svg:y1="3.165cm" svg:x2="2.004cm" svg:y2="3.694cm"><text:p/></draw:line><draw:line draw:style-name="gr7" draw:text-style-name="P9" svg:x1="2.824cm" svg:y1="1.551cm" svg:x2="3.485cm" svg:y2="2.186cm"><text:p/></draw:line><draw:line draw:style-name="gr7" draw:text-style-name="P9" svg:x1="2.824cm" svg:y1="3.165cm" svg:x2="3.459cm" svg:y2="3.8cm"><text:p/></draw:line></draw:g><draw:frame draw:style-name="gr9" draw:text-style-name="P9" svg:width="3.652cm" svg:height="0.976cm" svg:x="1.005cm" svg:y="3.867cm"><draw:text-box><text:p text:style-name="P9">Jefe de Departamento</text:p></draw:text-box></draw:frame></draw:g><draw:rect draw:style-name="gr2" draw:text-style-name="P9" svg:width="17.225cm" svg:height="16.92cm" svg:x="5.773cm" svg:y="-3.441cm"><text:p/></draw:rect><draw:ellipse draw:style-name="gr4" draw:text-style-name="P9" svg:width="4.948cm" svg:height="0.879cm" svg:x="17.231cm" svg:y="1.099cm"><text:p text:style-name="P9">Listar becarios</text:p></draw:ellipse><draw:ellipse draw:style-name="gr4" draw:text-style-name="P9" svg:width="5.446cm" svg:height="1.006cm" svg:x="15.382cm" svg:y="-1.076cm"><text:p text:style-name="P10"><text:span text:style-name="T2">Modificar Datos personales</text:span></text:p></draw:ellipse><draw:ellipse draw:style-name="gr4" draw:text-style-name="P11" svg:width="4.95cm" svg:height="1.008cm" svg:x="17.229cm" svg:y="-0.04cm"><text:p text:style-name="P9"><text:span text:style-name="T4">Consultar Estatus Becario</text:span></text:p></draw:ellipse><draw:ellipse draw:style-name="gr4" draw:text-style-name="P9" svg:width="4.472cm" svg:height="0.779cm" svg:x="9.609cm" svg:y="-2.859cm"><text:p text:style-name="P9">Crear Usuario</text:p></draw:ellipse><draw:ellipse draw:style-name="gr4" draw:text-style-name="P9" svg:width="4.948cm" svg:height="1.043cm" svg:x="17.806cm" svg:y="2.195cm"><text:p text:style-name="P9">Consultar pago de becario</text:p></draw:ellipse><draw:frame draw:style-name="gr8" svg:width="1.615cm" svg:height="0.609cm" svg:x="20.828cm" svg:y="-3.256cm"><draw:text-box><text:p>SISDBE</text:p></draw:text-box></draw:frame><draw:ellipse draw:style-name="gr4" draw:text-style-name="P9" svg:width="6.086cm" svg:height="1.08cm" svg:x="16.7cm" svg:y="3.412cm"><text:p text:style-name="P9">Consultar asistencias de becario</text:p></draw:ellipse><draw:ellipse draw:style-name="gr4" draw:text-style-name="P9" svg:width="5.446cm" svg:height="1.006cm" svg:x="12.705cm" svg:y="-2.081cm"><text:p text:style-name="P10"><text:span text:style-name="T2">Modificar Contraseña</text:span></text:p></draw:ellipse><draw:ellipse draw:style-name="gr4" draw:text-style-name="P9" svg:width="5.61cm" svg:height="0.98cm" svg:x="16.753cm" svg:y="7.181cm"><text:p text:style-name="P9">Asignar Horario</text:p></draw:ellipse><draw:ellipse draw:style-name="gr4" draw:text-style-name="P9" svg:width="5.213cm" svg:height="0.847cm" svg:x="16.541cm" svg:y="8.16cm"><text:p text:style-name="P9">Modificar Horario</text:p></draw:ellipse><draw:ellipse draw:style-name="gr4" draw:text-style-name="P9" svg:width="6.43cm" svg:height="0.98cm" svg:x="16.118cm" svg:y="9.218cm"><text:p text:style-name="P9">Reiniciar contraseña de becario</text:p></draw:ellipse><draw:ellipse draw:style-name="gr4" draw:text-style-name="P9" svg:width="6.086cm" svg:height="1.08cm" svg:x="16.462cm" svg:y="4.726cm"><text:p text:style-name="P9">Registrar asistencias de becario</text:p></draw:ellipse><draw:ellipse draw:style-name="gr4" draw:text-style-name="P9" svg:width="6.43cm" svg:height="1.033cm" svg:x="14.874cm" svg:y="10.938cm"><text:p text:style-name="P9">Modificar datos de becario</text:p></draw:ellipse><draw:ellipse draw:style-name="gr4" draw:text-style-name="P9" svg:width="6.086cm" svg:height="1.08cm" svg:x="16.462cm" svg:y="5.811cm"><text:p text:style-name="P9">Modificar asistencias de becario</text:p></draw:ellipse><draw:ellipse draw:style-name="gr4" draw:text-style-name="P9" svg:width="6.43cm" svg:height="0.98cm" svg:x="7.202cm" svg:y="4.366cm"><text:p text:style-name="P9">Administrar becarios</text:p></draw:ellipse><draw:line draw:style-name="gr10" draw:text-style-name="P9" svg:x1="13.075cm" svg:y1="4.366cm" svg:x2="17.229cm" svg:y2="0.831cm"><text:p/></draw:line><draw:line draw:style-name="gr11" draw:text-style-name="P9" svg:x1="17.229cm" svg:y1="1.704cm" svg:x2="13.428cm" svg:y2="4.366cm"><text:p/></draw:line><draw:line draw:style-name="gr12" draw:text-style-name="P9" svg:x1="17.806cm" svg:y1="2.895cm" svg:x2="13.631cm" svg:y2="4.571cm"><text:p/></draw:line><draw:line draw:style-name="gr12" draw:text-style-name="P9" svg:x1="16.7cm" svg:y1="4.006cm" svg:x2="13.781cm" svg:y2="4.782cm"><text:p/></draw:line><draw:line draw:style-name="gr12" draw:text-style-name="P9" svg:x1="16.462cm" svg:y1="5.197cm" svg:x2="13.816cm" svg:y2="4.959cm"><text:p/></draw:line><draw:line draw:style-name="gr12" draw:text-style-name="P9" svg:x1="16.462cm" svg:y1="6.308cm" svg:x2="13.631cm" svg:y2="5.197cm"><text:p/></draw:line><draw:line draw:style-name="gr12" draw:text-style-name="P9" svg:x1="16.541cm" svg:y1="7.552cm" svg:x2="13.322cm" svg:y2="5.135cm"><text:p/></draw:line><draw:line draw:style-name="gr12" draw:text-style-name="P9" svg:x1="16.224cm" svg:y1="8.61cm" svg:x2="13.146cm" svg:y2="5.345cm"><text:p/></draw:line><draw:line draw:style-name="gr12" draw:text-style-name="P9" svg:x1="15.774cm" svg:y1="10.78cm" svg:x2="12.969cm" svg:y2="5.345cm"><text:p/></draw:line><draw:line draw:style-name="gr13" draw:text-style-name="P9" svg:x1="3.947cm" svg:y1="2.445cm" svg:x2="9.512cm" svg:y2="4.147cm"><text:p/></draw:line><draw:line draw:style-name="gr13" draw:text-style-name="P9" svg:x1="3.921cm" svg:y1="2.446cm" svg:x2="12.705cm" svg:y2="-1.338cm"><text:p/></draw:line><draw:line draw:style-name="gr13" draw:text-style-name="P9" svg:x1="3.921cm" svg:y1="2.445cm" svg:x2="9.821cm" svg:y2="-2.081cm"><text:p/></draw:line><draw:line draw:style-name="gr13" draw:text-style-name="P9" svg:x1="3.947cm" svg:y1="2.445cm" svg:x2="15.227cm" svg:y2="-0.368cm"><text:p/></draw:lin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Casos de Uso Secretaria.</text:p>
      <text:p text:style-name="P1"/>
      <text:p text:style-name="P1"/>
      <text:p text:style-name="P1"><draw:g text:anchor-type="paragraph" draw:z-index="3" draw:style-name="gr1"><draw:g draw:style-name="gr5"><draw:g draw:style-name="gr5"><draw:custom-shape draw:style-name="gr6" draw:text-style-name="P9" svg:width="1.033cm" svg:height="1.033cm" svg:x="2.296cm" svg:y="4.0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9" svg:x1="2.824cm" svg:y1="5.087cm" svg:x2="2.824cm" svg:y2="6.86cm"><text:p/></draw:line><draw:line draw:style-name="gr7" draw:text-style-name="P9" svg:x1="2.824cm" svg:y1="5.248cm" svg:x2="2.03cm" svg:y2="5.83cm"><text:p/></draw:line><draw:line draw:style-name="gr7" draw:text-style-name="P9" svg:x1="2.824cm" svg:y1="6.862cm" svg:x2="2.004cm" svg:y2="7.391cm"><text:p/></draw:line><draw:line draw:style-name="gr7" draw:text-style-name="P9" svg:x1="2.824cm" svg:y1="5.248cm" svg:x2="3.485cm" svg:y2="5.883cm"><text:p/></draw:line><draw:line draw:style-name="gr7" draw:text-style-name="P9" svg:x1="2.824cm" svg:y1="6.862cm" svg:x2="3.459cm" svg:y2="7.497cm"><text:p/></draw:line></draw:g><draw:frame draw:style-name="gr9" draw:text-style-name="P9" svg:width="3.652cm" svg:height="0.976cm" svg:x="1.005cm" svg:y="7.564cm"><draw:text-box><text:p text:style-name="P9">Secretaria</text:p></draw:text-box></draw:frame></draw:g><draw:rect draw:style-name="gr2" draw:text-style-name="P9" svg:width="17.225cm" svg:height="16.92cm" svg:x="5.773cm" svg:y="0.256cm"><text:p/></draw:rect><draw:ellipse draw:style-name="gr4" draw:text-style-name="P9" svg:width="4.948cm" svg:height="0.879cm" svg:x="17.231cm" svg:y="4.796cm"><text:p text:style-name="P9">Listar becarios</text:p></draw:ellipse><draw:ellipse draw:style-name="gr4" draw:text-style-name="P9" svg:width="5.446cm" svg:height="1.006cm" svg:x="15.382cm" svg:y="2.621cm"><text:p text:style-name="P10"><text:span text:style-name="T2">Modificar Datos personales</text:span></text:p></draw:ellipse><draw:ellipse draw:style-name="gr4" draw:text-style-name="P11" svg:width="4.95cm" svg:height="1.008cm" svg:x="17.229cm" svg:y="3.657cm"><text:p text:style-name="P9"><text:span text:style-name="T4">Consultar Estatus Becario</text:span></text:p></draw:ellipse><draw:ellipse draw:style-name="gr4" draw:text-style-name="P9" svg:width="4.472cm" svg:height="0.779cm" svg:x="9.609cm" svg:y="0.838cm"><text:p text:style-name="P9">Crear Usuario</text:p></draw:ellipse><draw:ellipse draw:style-name="gr4" draw:text-style-name="P9" svg:width="4.948cm" svg:height="1.043cm" svg:x="17.806cm" svg:y="5.892cm"><text:p text:style-name="P9">Consultar pago de becario</text:p></draw:ellipse><draw:frame draw:style-name="gr8" svg:width="1.615cm" svg:height="0.609cm" svg:x="20.828cm" svg:y="0.441cm"><draw:text-box><text:p>SISDBE</text:p></draw:text-box></draw:frame><draw:ellipse draw:style-name="gr4" draw:text-style-name="P9" svg:width="6.086cm" svg:height="1.08cm" svg:x="16.7cm" svg:y="7.109cm"><text:p text:style-name="P9">Consultar asistencias de becario</text:p></draw:ellipse><draw:ellipse draw:style-name="gr4" draw:text-style-name="P9" svg:width="5.446cm" svg:height="1.006cm" svg:x="12.705cm" svg:y="1.616cm"><text:p text:style-name="P10"><text:span text:style-name="T2">Modificar Contraseña</text:span></text:p></draw:ellipse><draw:ellipse draw:style-name="gr4" draw:text-style-name="P9" svg:width="5.61cm" svg:height="0.98cm" svg:x="16.753cm" svg:y="10.878cm"><text:p text:style-name="P9">Asignar Horario</text:p></draw:ellipse><draw:ellipse draw:style-name="gr4" draw:text-style-name="P9" svg:width="5.213cm" svg:height="0.847cm" svg:x="16.541cm" svg:y="11.857cm"><text:p text:style-name="P9">Modificar Horario</text:p></draw:ellipse><draw:ellipse draw:style-name="gr4" draw:text-style-name="P9" svg:width="6.43cm" svg:height="0.98cm" svg:x="16.118cm" svg:y="12.915cm"><text:p text:style-name="P9">Reiniciar contraseña de becario</text:p></draw:ellipse><draw:ellipse draw:style-name="gr4" draw:text-style-name="P9" svg:width="6.086cm" svg:height="1.08cm" svg:x="16.462cm" svg:y="8.423cm"><text:p text:style-name="P9">Registrar asistencias de becario</text:p></draw:ellipse><draw:ellipse draw:style-name="gr4" draw:text-style-name="P9" svg:width="6.43cm" svg:height="1.033cm" svg:x="14.874cm" svg:y="14.635cm"><text:p text:style-name="P9">Modificar datos de becario</text:p></draw:ellipse><draw:ellipse draw:style-name="gr4" draw:text-style-name="P9" svg:width="6.086cm" svg:height="1.08cm" svg:x="16.462cm" svg:y="9.508cm"><text:p text:style-name="P9">Modificar asistencias de becario</text:p></draw:ellipse><draw:ellipse draw:style-name="gr4" draw:text-style-name="P9" svg:width="6.43cm" svg:height="1.033cm" svg:x="6.09cm" svg:y="8.444cm"><text:p text:style-name="P9">Manejar inventario</text:p></draw:ellipse><draw:ellipse draw:style-name="gr4" draw:text-style-name="P9" svg:width="6.43cm" svg:height="0.98cm" svg:x="9.636cm" svg:y="7.084cm"><text:p text:style-name="P9">Administrar becarios</text:p></draw:ellipse><draw:line draw:style-name="gr10" draw:text-style-name="P9" svg:x1="15.853cm" svg:y1="7.084cm" svg:x2="17.229cm" svg:y2="4.528cm"><text:p/></draw:line><draw:line draw:style-name="gr11" draw:text-style-name="P9" svg:x1="17.229cm" svg:y1="5.401cm" svg:x2="15.88cm" svg:y2="7.227cm"><text:p/></draw:line><draw:line draw:style-name="gr12" draw:text-style-name="P9" svg:x1="17.806cm" svg:y1="6.592cm" svg:x2="16.065cm" svg:y2="7.227cm"><text:p/></draw:line><draw:line draw:style-name="gr12" draw:text-style-name="P9" svg:x1="16.7cm" svg:y1="7.703cm" svg:x2="16.065cm" svg:y2="7.65cm"><text:p/></draw:line><draw:line draw:style-name="gr12" draw:text-style-name="P9" svg:x1="16.462cm" svg:y1="8.894cm" svg:x2="15.509cm" svg:y2="8.063cm"><text:p/></draw:line><draw:line draw:style-name="gr12" draw:text-style-name="P9" svg:x1="16.462cm" svg:y1="10.005cm" svg:x2="15.509cm" svg:y2="8.179cm"><text:p/></draw:line><draw:line draw:style-name="gr12" draw:text-style-name="P9" svg:x1="16.542cm" svg:y1="11.249cm" svg:x2="15.351cm" svg:y2="8.312cm"><text:p/></draw:line><draw:line draw:style-name="gr12" draw:text-style-name="P9" svg:x1="16.118cm" svg:y1="13.248cm" svg:x2="15.139cm" svg:y2="8.47cm"><text:p/></draw:line><draw:line draw:style-name="gr12" draw:text-style-name="P9" svg:x1="15.774cm" svg:y1="14.476cm" svg:x2="14.927cm" svg:y2="8.47cm"><text:p/></draw:line><draw:ellipse draw:style-name="gr4" draw:text-style-name="P9" svg:width="4.155cm" svg:height="1.033cm" svg:x="10.773cm" svg:y="10.021cm"><text:p text:style-name="P9">Crear Artículo</text:p></draw:ellipse><draw:ellipse draw:style-name="gr4" draw:text-style-name="P9" svg:width="4.155cm" svg:height="1.033cm" svg:x="10.324cm" svg:y="11.212cm"><text:p text:style-name="P9">Consultar Artículo</text:p></draw:ellipse><draw:ellipse draw:style-name="gr4" draw:text-style-name="P9" svg:width="4.155cm" svg:height="1.033cm" svg:x="9.794cm" svg:y="12.36cm"><text:p text:style-name="P9">Modificar Artículo</text:p></draw:ellipse><draw:ellipse draw:style-name="gr4" draw:text-style-name="P9" svg:width="4.155cm" svg:height="1.033cm" svg:x="8.71cm" svg:y="13.63cm"><text:p text:style-name="P9">Listar Artículos</text:p></draw:ellipse><draw:ellipse draw:style-name="gr4" draw:text-style-name="P9" svg:width="4.155cm" svg:height="1.033cm" svg:x="6.54cm" svg:y="14.662cm"><text:p text:style-name="P9">Consumir Artículo</text:p></draw:ellipse><draw:line draw:style-name="gr12" draw:text-style-name="P9" svg:x1="7.572cm" svg:y1="14.662cm" svg:x2="8.657cm" svg:y2="9.635cm"><text:p/></draw:line><draw:line draw:style-name="gr12" draw:text-style-name="P9" svg:x1="8.975cm" svg:y1="13.868cm" svg:x2="8.816cm" svg:y2="9.635cm"><text:p/></draw:line><draw:line draw:style-name="gr12" draw:text-style-name="P9" svg:x1="10.059cm" svg:y1="12.36cm" svg:x2="8.974cm" svg:y2="9.635cm"><text:p/></draw:line><draw:line draw:style-name="gr12" draw:text-style-name="P9" svg:x1="10.773cm" svg:y1="10.251cm" svg:x2="9.159cm" svg:y2="9.635cm"><text:p/></draw:line><draw:line draw:style-name="gr13" draw:text-style-name="P9" svg:x1="3.921cm" svg:y1="6.142cm" svg:x2="7.784cm" svg:y2="8.259cm"><text:p/></draw:line><draw:line draw:style-name="gr13" draw:text-style-name="P9" svg:x1="3.947cm" svg:y1="6.142cm" svg:x2="10.112cm" svg:y2="7.084cm"><text:p/></draw:line><draw:line draw:style-name="gr13" draw:text-style-name="P9" svg:x1="3.921cm" svg:y1="6.143cm" svg:x2="12.705cm" svg:y2="2.359cm"><text:p/></draw:line><draw:line draw:style-name="gr13" draw:text-style-name="P9" svg:x1="3.921cm" svg:y1="6.142cm" svg:x2="9.821cm" svg:y2="1.616cm"><text:p/></draw:line><draw:line draw:style-name="gr13" draw:text-style-name="P9" svg:x1="3.947cm" svg:y1="6.142cm" svg:x2="15.227cm" svg:y2="3.329cm"><text:p/></draw:line><draw:line draw:style-name="gr12" draw:text-style-name="P9" svg:x1="10.323cm" svg:y1="11.45cm" svg:x2="9.159cm" svg:y2="9.635cm"><text:p/></draw:line><draw:line draw:style-name="gr12" draw:text-style-name="P9" svg:x1="16.542cm" svg:y1="12.12cm" svg:x2="15.351cm" svg:y2="8.312cm"><text:p/></draw:lin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Diagrama de Casos de Uso Administrador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g text:anchor-type="paragraph" draw:z-index="4" draw:style-name="gr1"><draw:g draw:style-name="gr5"><draw:g draw:style-name="gr5"><draw:custom-shape draw:style-name="gr6" draw:text-style-name="P9" svg:width="1.033cm" svg:height="1.033cm" svg:x="1.347cm" svg:y="0.4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9" svg:x1="1.875cm" svg:y1="1.487cm" svg:x2="1.875cm" svg:y2="3.26cm"><text:p/></draw:line><draw:line draw:style-name="gr7" draw:text-style-name="P9" svg:x1="1.875cm" svg:y1="1.647cm" svg:x2="1.081cm" svg:y2="2.229cm"><text:p/></draw:line><draw:line draw:style-name="gr7" draw:text-style-name="P9" svg:x1="1.875cm" svg:y1="3.261cm" svg:x2="1.055cm" svg:y2="3.79cm"><text:p/></draw:line><draw:line draw:style-name="gr7" draw:text-style-name="P9" svg:x1="1.875cm" svg:y1="1.647cm" svg:x2="2.536cm" svg:y2="2.282cm"><text:p/></draw:line><draw:line draw:style-name="gr7" draw:text-style-name="P9" svg:x1="1.875cm" svg:y1="3.261cm" svg:x2="2.51cm" svg:y2="3.896cm"><text:p/></draw:line></draw:g><draw:frame draw:style-name="gr9" draw:text-style-name="P9" svg:width="3.652cm" svg:height="0.976cm" svg:x="0.056cm" svg:y="3.963cm"><draw:text-box><text:p text:style-name="P9">Administrador</text:p></draw:text-box></draw:frame></draw:g><draw:rect draw:style-name="gr2" draw:text-style-name="P9" svg:width="21.423cm" svg:height="16.92cm" svg:x="4.609cm" svg:y="-2.992cm"><text:p/></draw:rect><draw:ellipse draw:style-name="gr4" draw:text-style-name="P9" svg:width="4.948cm" svg:height="0.879cm" svg:x="20.265cm" svg:y="1.548cm"><text:p text:style-name="P9">Listar becarios</text:p></draw:ellipse><draw:ellipse draw:style-name="gr4" draw:text-style-name="P9" svg:width="5.446cm" svg:height="1.006cm" svg:x="18.416cm" svg:y="-0.627cm"><text:p text:style-name="P10"><text:span text:style-name="T2">Modificar Datos personales</text:span></text:p></draw:ellipse><draw:ellipse draw:style-name="gr4" draw:text-style-name="P11" svg:width="4.95cm" svg:height="1.008cm" svg:x="20.263cm" svg:y="0.409cm"><text:p text:style-name="P9"><text:span text:style-name="T4">Consultar Estatus Becario</text:span></text:p></draw:ellipse><draw:ellipse draw:style-name="gr4" draw:text-style-name="P9" svg:width="4.472cm" svg:height="0.779cm" svg:x="12.643cm" svg:y="-2.41cm"><text:p text:style-name="P9">Crear Usuario</text:p></draw:ellipse><draw:ellipse draw:style-name="gr4" draw:text-style-name="P9" svg:width="4.948cm" svg:height="1.043cm" svg:x="20.84cm" svg:y="2.644cm"><text:p text:style-name="P9">Consultar pago de becario</text:p></draw:ellipse><draw:frame draw:style-name="gr8" svg:width="1.615cm" svg:height="0.609cm" svg:x="23.861cm" svg:y="-2.807cm"><draw:text-box><text:p>SISDBE</text:p></draw:text-box></draw:frame><draw:ellipse draw:style-name="gr4" draw:text-style-name="P9" svg:width="6.086cm" svg:height="1.08cm" svg:x="19.734cm" svg:y="3.861cm"><text:p text:style-name="P9">Consultar asistencias de becario</text:p></draw:ellipse><draw:ellipse draw:style-name="gr4" draw:text-style-name="P9" svg:width="5.446cm" svg:height="1.006cm" svg:x="15.739cm" svg:y="-1.632cm"><text:p text:style-name="P10"><text:span text:style-name="T2">Modificar Contraseña</text:span></text:p></draw:ellipse><draw:ellipse draw:style-name="gr4" draw:text-style-name="P9" svg:width="5.61cm" svg:height="0.98cm" svg:x="19.787cm" svg:y="7.63cm"><text:p text:style-name="P9">Asignar Horario</text:p></draw:ellipse><draw:ellipse draw:style-name="gr4" draw:text-style-name="P9" svg:width="5.213cm" svg:height="0.847cm" svg:x="19.575cm" svg:y="8.609cm"><text:p text:style-name="P9">Modificar Horario</text:p></draw:ellipse><draw:ellipse draw:style-name="gr4" draw:text-style-name="P9" svg:width="6.43cm" svg:height="0.98cm" svg:x="19.152cm" svg:y="9.667cm"><text:p text:style-name="P9">Reiniciar contraseña de becario</text:p></draw:ellipse><draw:ellipse draw:style-name="gr4" draw:text-style-name="P9" svg:width="6.086cm" svg:height="1.08cm" svg:x="19.496cm" svg:y="5.175cm"><text:p text:style-name="P9">Registrar asistencias de becario</text:p></draw:ellipse><draw:ellipse draw:style-name="gr4" draw:text-style-name="P9" svg:width="6.43cm" svg:height="1.033cm" svg:x="17.908cm" svg:y="11.387cm"><text:p text:style-name="P9">Modificar datos de becario</text:p></draw:ellipse><draw:ellipse draw:style-name="gr4" draw:text-style-name="P9" svg:width="6.086cm" svg:height="1.08cm" svg:x="19.496cm" svg:y="6.26cm"><text:p text:style-name="P9">Modificar asistencias de becario</text:p></draw:ellipse><draw:ellipse draw:style-name="gr4" draw:text-style-name="P9" svg:width="6.43cm" svg:height="1.033cm" svg:x="10.641cm" svg:y="3.397cm"><text:p text:style-name="P9">Manejar inventario</text:p></draw:ellipse><draw:ellipse draw:style-name="gr4" draw:text-style-name="P9" svg:width="6.43cm" svg:height="0.98cm" svg:x="12.458cm" svg:y="1.649cm"><text:p text:style-name="P9">Administrar becarios</text:p></draw:ellipse><draw:line draw:style-name="gr10" draw:text-style-name="P9" svg:x1="19.072cm" svg:y1="1.973cm" svg:x2="20.263cm" svg:y2="1.28cm"><text:p/></draw:line><draw:line draw:style-name="gr11" draw:text-style-name="P9" svg:x1="20.263cm" svg:y1="2.153cm" svg:x2="19.072cm" svg:y2="2.153cm"><text:p/></draw:line><draw:line draw:style-name="gr12" draw:text-style-name="P9" svg:x1="20.84cm" svg:y1="3.344cm" svg:x2="18.887cm" svg:y2="2.326cm"><text:p/></draw:line><draw:line draw:style-name="gr12" draw:text-style-name="P9" svg:x1="19.734cm" svg:y1="4.455cm" svg:x2="18.684cm" svg:y2="2.628cm"><text:p/></draw:line><draw:line draw:style-name="gr12" draw:text-style-name="P9" svg:x1="19.575cm" svg:y1="5.466cm" svg:x2="18.473cm" svg:y2="2.628cm"><text:p/></draw:line><draw:line draw:style-name="gr12" draw:text-style-name="P9" svg:x1="19.575cm" svg:y1="6.489cm" svg:x2="18.296cm" svg:y2="2.628cm"><text:p/></draw:line><draw:line draw:style-name="gr12" draw:text-style-name="P9" svg:x1="19.786cm" svg:y1="8.001cm" svg:x2="18.049cm" svg:y2="2.628cm"><text:p/></draw:line><draw:line draw:style-name="gr12" draw:text-style-name="P9" svg:x1="19.575cm" svg:y1="8.609cm" svg:x2="18.049cm" svg:y2="2.628cm"><text:p/></draw:line><draw:line draw:style-name="gr12" draw:text-style-name="P9" svg:x1="19.39cm" svg:y1="9.841cm" svg:x2="18.049cm" svg:y2="2.628cm"><text:p/></draw:line><draw:ellipse draw:style-name="gr4" draw:text-style-name="P9" svg:width="3.379cm" svg:height="1.033cm" svg:x="14.672cm" svg:y="5.741cm"><text:p text:style-name="P9">Crear Artículo</text:p></draw:ellipse><draw:ellipse draw:style-name="gr4" draw:text-style-name="P9" svg:width="4.155cm" svg:height="1.033cm" svg:x="14.063cm" svg:y="7.143cm"><text:p text:style-name="P9">Consultar Artículo</text:p></draw:ellipse><draw:ellipse draw:style-name="gr4" draw:text-style-name="P9" svg:width="4.155cm" svg:height="1.033cm" svg:x="14.063cm" svg:y="8.477cm"><text:p text:style-name="P9">Modificar Artículo</text:p></draw:ellipse><draw:ellipse draw:style-name="gr4" draw:text-style-name="P9" svg:width="4.155cm" svg:height="1.033cm" svg:x="13.252cm" svg:y="9.958cm"><text:p text:style-name="P9">Listar Artículos</text:p></draw:ellipse><draw:ellipse draw:style-name="gr4" draw:text-style-name="P9" svg:width="4.155cm" svg:height="1.033cm" svg:x="12.22cm" svg:y="11.414cm"><text:p text:style-name="P9">Consumir Artículo</text:p></draw:ellipse><draw:line draw:style-name="gr12" draw:text-style-name="P9" svg:x1="13.534cm" svg:y1="9.959cm" svg:x2="13.243cm" svg:y2="4.429cm"><text:p/></draw:line><draw:line draw:style-name="gr12" draw:text-style-name="P9" svg:x1="14.063cm" svg:y1="8.712cm" svg:x2="13.393cm" svg:y2="4.429cm"><text:p/></draw:line><draw:line draw:style-name="gr12" draw:text-style-name="P9" svg:x1="14.592cm" svg:y1="7.144cm" svg:x2="13.816cm" svg:y2="4.429cm"><text:p/></draw:line><draw:line draw:style-name="gr12" draw:text-style-name="P9" svg:x1="15.438cm" svg:y1="5.741cm" svg:x2="13.992cm" svg:y2="4.429cm"><text:p/></draw:line><draw:line draw:style-name="gr13" draw:text-style-name="P9" svg:x1="2.986cm" svg:y1="2.22cm" svg:x2="10.394cm" svg:y2="3.808cm"><text:p/></draw:line><draw:line draw:style-name="gr13" draw:text-style-name="P9" svg:x1="2.986cm" svg:y1="2.221cm" svg:x2="12.088cm" svg:y2="2.15cm"><text:p/></draw:line><draw:line draw:style-name="gr13" draw:text-style-name="P9" svg:x1="2.986cm" svg:y1="2.221cm" svg:x2="15.739cm" svg:y2="-0.889cm"><text:p/></draw:line><draw:line draw:style-name="gr13" draw:text-style-name="P9" svg:x1="2.986cm" svg:y1="2.22cm" svg:x2="12.855cm" svg:y2="-1.632cm"><text:p/></draw:line><draw:line draw:style-name="gr13" draw:text-style-name="P9" svg:x1="2.986cm" svg:y1="2.221cm" svg:x2="18.261cm" svg:y2="0.081cm"><text:p/></draw:line><draw:line draw:style-name="gr12" draw:text-style-name="P9" svg:x1="18.578cm" svg:y1="11.387cm" svg:x2="18.049cm" svg:y2="2.799cm"><text:p/></draw:line><draw:line draw:style-name="gr12" draw:text-style-name="P9" svg:x1="13.04cm" svg:y1="11.414cm" svg:x2="13.102cm" svg:y2="4.429cm"><text:p/></draw:line><draw:ellipse draw:style-name="gr4" draw:text-style-name="P9" svg:width="6.43cm" svg:height="1.033cm" svg:x="4.82cm" svg:y="4.78cm"><text:p text:style-name="P9">Manejar Personal</text:p></draw:ellipse><draw:ellipse draw:style-name="gr4" draw:text-style-name="P9" svg:width="3.634cm" svg:height="1.033cm" svg:x="9.089cm" svg:y="6.143cm"><text:p text:style-name="P9">Registrar Empleado</text:p></draw:ellipse><draw:ellipse draw:style-name="gr4" draw:text-style-name="P9" svg:width="3.634cm" svg:height="1.033cm" svg:x="8.101cm" svg:y="7.498cm"><text:p text:style-name="P9">Consultar Empleado</text:p></draw:ellipse><draw:ellipse draw:style-name="gr4" draw:text-style-name="P9" svg:width="3.634cm" svg:height="1.033cm" svg:x="7.113cm" svg:y="8.747cm"><text:p text:style-name="P9">Modificar Empleado</text:p></draw:ellipse><draw:ellipse draw:style-name="gr4" draw:text-style-name="P9" svg:width="3.634cm" svg:height="1.033cm" svg:x="5.032cm" svg:y="9.99cm"><text:p text:style-name="P9">Listar Empleados</text:p></draw:ellipse><draw:line draw:style-name="gr12" draw:text-style-name="P9" svg:x1="9.088cm" svg:y1="6.595cm" svg:x2="7.642cm" svg:y2="5.863cm"><text:p/></draw:line><draw:line draw:style-name="gr12" draw:text-style-name="P9" svg:x1="8.101cm" svg:y1="7.498cm" svg:x2="7.642cm" svg:y2="5.863cm"><text:p/></draw:line><draw:line draw:style-name="gr12" draw:text-style-name="P9" svg:x1="7.572cm" svg:y1="8.747cm" svg:x2="7.254cm" svg:y2="5.863cm"><text:p/></draw:line><draw:line draw:style-name="gr12" draw:text-style-name="P9" svg:x1="6.443cm" svg:y1="9.805cm" svg:x2="7.254cm" svg:y2="5.863cm"><text:p/></draw:line><draw:line draw:style-name="gr13" draw:text-style-name="P9" svg:x1="2.986cm" svg:y1="2.22cm" svg:x2="6.69cm" svg:y2="4.619cm"><text:p/></draw:lin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1M35S</meta:editing-duration>
    <meta:editing-cycles>29</meta:editing-cycles>
    <meta:generator>LibreOffice/4.3.3.2$Linux_X86_64 LibreOffice_project/430m0$Build-2</meta:generator>
    <dc:date>2016-09-09T01:24:58.218765122</dc:date>
    <meta:document-statistic meta:table-count="0" meta:image-count="0" meta:object-count="0" meta:page-count="5" meta:paragraph-count="5" meta:word-count="29" meta:character-count="177" meta:non-whitespace-character-count="153"/>
    <meta:user-defined meta:name="Info 1"/>
    <meta:user-defined meta:name="Info 2"/>
    <meta:user-defined meta:name="Info 3"/>
    <meta:user-defined meta:name="Info 4"/>
  </office:meta>
</office:document-meta>
</file>